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2c49de" style:font-size-asian="14pt" style:font-size-complex="14pt"/>
    </style:style>
    <style:style style:name="P4" style:family="paragraph" style:parent-style-name="Standard">
      <style:text-properties fo:font-size="14pt" officeooo:paragraph-rsid="002c49de" style:font-size-asian="14pt" style:font-size-complex="14pt"/>
    </style:style>
    <style:style style:name="P5" style:family="paragraph" style:parent-style-name="Standard">
      <style:text-properties fo:font-size="14pt" officeooo:paragraph-rsid="002c8e4e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2c49d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P10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49de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officeooo:rsid="002c49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ΑΙΤΗΣΗ</text:span><text:tab/><text:tab/><text:tab/><text:tab/><text:tab/><text:tab/><text:tab/><text:tab/></text:p>
      <text:p text:style-name="P1"/>
      <text:p text:style-name="P1">Επώνυμο: <text:span text:style-name="T1">[LAST_NAME]</text:span></text:p>
      <text:p text:style-name="P1">Όνομα: <text:span text:style-name="T1">[FIRST_NAME]</text:span></text:p>
      <text:p text:style-name="P1">Πατρώνυμο: <text:span text:style-name="T1">[FATHER_NAME]</text:span></text:p>
      <text:p text:style-name="P1">Κλάδος: <text:span text:style-name="T1">[SPECIALTY]</text:span></text:p>
      <text:p text:style-name="P1">Οργανική Θέση: <text:span text:style-name="T1">[PRIMARY_SCHOOL]</text:span></text:p>
      <text:p text:style-name="P1">Θέση που υπηρετώ: <text:span text:style-name="T1">[SERVING_SCHOOL]</text:span></text:p>
      <text:p text:style-name="P1">Δ/νση κατοικίας: <text:span text:style-name="T1">[HOME_ADDRESS]</text:span></text:p>
      <text:p text:style-name="P1">Τηλέφωνο: <text:span text:style-name="T1">[MOBILE_PHONE]</text:span></text:p>
      <text:p text:style-name="P1"/>
      <text:p text:style-name="P1"/>
      <text:p text:style-name="P1"/>
      <text:p text:style-name="P7"><text:span text:style-name="T1">ΘΕΜΑ</text:span>: <text:span text:style-name="T3">Χορήγηση κανονικής άδειας</text:span></text:p>
      <text:p text:style-name="P1"/>
      <text:p text:style-name="P1"/>
      <text:p text:style-name="P4">1.Συνολικός χρόνος υπηρεσίας: <text:span text:style-name="T1">____________________________</text:span></text:p>
      <text:p text:style-name="P1"/>
      <text:p text:style-name="P4">2.Χορηγηθείσα κανονική άδεια τρέχοντος ημερολογιακού έτους : <text:span text:style-name="T1">___________________________________</text:span>.</text:p>
      <text:p text:style-name="P1"/>
      <text:p text:style-name="P1"/>
      <text:p text:style-name="P1"/>
      <text:p text:style-name="P8">ΠΡΟΣ</text:p>
      <text:p text:style-name="P1"/>
      <text:p text:style-name="P1"/>
      <text:p text:style-name="P1">Τον κ. Δ/ντή <text:s/>του <text:span text:style-name="T6">1ου ΕΠΑΛ Μοιρών</text:span></text:p>
      <text:p text:style-name="P1"/>
      <text:p text:style-name="P3">Παρακαλώ να μου χορηγήσετε <text:span text:style-name="T4">κανονική</text:span> άδεια βάσει του άρθρου 48 &amp; 49 Ν.3528/9-02-2007, ΦΕΚ 26/9-02/2007 <text:span text:style-name="T1">_________ </text:span><text:span text:style-name="T2">ημέρ___</text:span> <text:s/>από <text:span text:style-name="T1">______________</text:span> μέχρι <text:span text:style-name="T1">______________</text:span> διότι (μόνο για εκπ/κούς) <text:span text:style-name="T1">__________________________________</text:span><text:span text:style-name="T2">_</text:span>.</text:p>
      <text:p text:style-name="P2"/>
      <text:p text:style-name="P1">Μαζί υποβάλλω και:</text:p>
      <text:p text:style-name="P1">α) Υπεύθυνη δήλωση με τον αριθμό ημερών κανονικής άδειας που έλαβα το τρέχον ημερολογιακό έτος. (Μόνο για αποσπασμένους, που ανήκουν οργανικά σε άλλο νομό)</text:p>
      <text:p text:style-name="P5">β) <text:span text:style-name="T1">______________</text:span></text:p>
      <text:p text:style-name="P5">γ) <text:span text:style-name="T1">______________</text:span></text:p>
      <text:p text:style-name="P1"/>
      <text:p text:style-name="P1"/>
      <text:p text:style-name="P1"/>
      <text:p text:style-name="P4">Ημερομηνία:<text:span text:style-name="T1">______________</text:span></text:p>
      <text:p text:style-name="P1"/>
      <text:p text:style-name="P6">____________________________</text:p>
      <text:p text:style-name="P6">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FreeMono" svg:font-family="FreeMono" style:font-family-generic="modern" style:font-pitch="fixed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2f3623" style:font-size-asian="10pt" style:font-size-complex="10pt"/>
    </style:style>
    <style:style style:name="MP2" style:family="paragraph" style:parent-style-name="Footer">
      <style:text-properties style:font-name="FreeMono" fo:font-size="8pt" fo:font-style="normal" officeooo:rsid="0019b861" officeooo:paragraph-rsid="0019b861" style:font-size-asian="8pt" style:font-style-asian="normal" style:font-size-complex="8pt" style:font-style-complex="normal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  <style:footer>
        <text:p text:style-name="MP2">Πηγή φόρμας : http://dide.ira.sch.gr/adeies/170907085613ade170907a.zi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0:00</meta:creation-date>
    <dc:creator>Ιωάννης Χαριτάκης</dc:creator>
    <dc:date>2017-09-27T06:08:20.563369802</dc:date>
    <meta:print-date>2004-10-22T14:39:00</meta:print-date>
    <meta:editing-cycles>47</meta:editing-cycles>
    <meta:editing-duration>P24DT1H45M52S</meta:editing-duration>
    <meta:generator>LibreOffice/5.3.6.1$Linux_X86_64 LibreOffice_project/30m0$Build-1</meta:generator>
    <meta:document-statistic meta:table-count="0" meta:image-count="0" meta:object-count="0" meta:page-count="1" meta:paragraph-count="26" meta:word-count="123" meta:character-count="1102" meta:non-whitespace-character-count="994"/>
  </office:meta>
</office:document-meta>
</file>